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font-size="32pt" style:font-size-asian="28pt" style:font-size-complex="32pt"/>
    </style:style>
    <style:style style:name="P2" style:family="paragraph" style:parent-style-name="Standard">
      <style:text-properties fo:font-size="24pt" style:font-size-asian="21pt" style:font-size-complex="24pt"/>
    </style:style>
    <style:style style:name="P3" style:family="paragraph" style:parent-style-name="Text_20_body">
      <style:paragraph-properties fo:margin-left="0in" fo:margin-right="0in" fo:margin-top="0.25in" fo:margin-bottom="0.25in" style:contextual-spacing="false" fo:text-indent="0in" style:auto-text-indent="false"/>
    </style:style>
    <style:style style:name="P4" style:family="paragraph" style:parent-style-name="Text_20_body" style:list-style-name="L1">
      <style:paragraph-properties fo:margin-left="0in" fo:margin-right="0in" fo:margin-top="0in" fo:margin-bottom="0.1043in" style:contextual-spacing="false" fo:text-indent="0in" style:auto-text-indent="false" fo:padding="0in" fo:border="none"/>
    </style:style>
    <style:style style:name="P5" style:family="paragraph" style:parent-style-name="Text_20_body" style:list-style-name="L2">
      <style:paragraph-properties fo:margin-left="0in" fo:margin-right="0in" fo:margin-top="0in" fo:margin-bottom="0.1043in" style:contextual-spacing="false" fo:text-indent="0in" style:auto-text-indent="false" fo:padding="0in" fo:border="none"/>
    </style:style>
    <style:style style:name="P6" style:family="paragraph" style:parent-style-name="Text_20_body" style:list-style-name="L3">
      <style:paragraph-properties fo:margin-left="0in" fo:margin-right="0in" fo:margin-top="0in" fo:margin-bottom="0.1043in" style:contextual-spacing="false" fo:text-indent="0in" style:auto-text-indent="false" fo:padding="0in" fo:border="none"/>
    </style:style>
    <style:style style:name="P7" style:family="paragraph" style:parent-style-name="Text_20_body">
      <style:text-properties fo:font-size="24pt" style:font-size-asian="21pt" style:font-size-complex="24pt"/>
    </style:style>
    <style:style style:name="T1" style:family="text">
      <style:text-properties officeooo:rsid="0014bcf1"/>
    </style:style>
    <style:style style:name="T2" style:family="text">
      <style:text-properties fo:color="#ffff00" loext:opacity="100%" officeooo:rsid="0014bcf1"/>
    </style:style>
    <style:style style:name="T3" style:family="text">
      <style:text-properties fo:color="#2a6099" loext:opacity="100%" officeooo:rsid="0014bcf1"/>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7"><text:span text:style-name="Strong_20_Emphasis">What is a motor driver?</text:span></text:p>
      <text:p text:style-name="P3">A motor driver is an electronic circuit that controls the speed and direction of a motor. It does this by providing the motor with the appropriate electrical current. Motor drivers are used in a wide variety of applications, including robotics, industrial automation, and consumer electronics.</text:p>
      <text:p text:style-name="P3"><text:span text:style-name="Strong_20_Emphasis">Types of motor drivers</text:span></text:p>
      <text:p text:style-name="P3">There are many different types of motor drivers, each designed for a specific type of motor. The most common types of motor drivers are:</text:p>
      <text:list text:style-name="L1">
        <text:list-item>
          <text:p text:style-name="P4">Brushed DC motor drivers: These drivers are used to control brushed DC motors, which are the simplest and most common type of motor.</text:p>
        </text:list-item>
        <text:list-item>
          <text:p text:style-name="P4">Brushless DC (BLDC) motor drivers: These drivers are used to control BLDC motors, which are more efficient and quieter than brushed DC motors.</text:p>
        </text:list-item>
        <text:list-item>
          <text:p text:style-name="P4">Stepper motor drivers: These drivers are used to control stepper motors, which are used in applications where precise positioning is required.</text:p>
        </text:list-item>
        <text:list-item>
          <text:p text:style-name="P4">Servo motor drivers: These drivers are used to control servo motors, which are used in applications where high torque and precise positioning are required.</text:p>
        </text:list-item>
      </text:list>
      <text:p text:style-name="P3"><text:span text:style-name="Strong_20_Emphasis">How to select a motor driver</text:span></text:p>
      <text:p text:style-name="P3">When selecting a motor driver, it is important to consider the following factors:</text:p>
      <text:list text:style-name="L2">
        <text:list-item>
          <text:p text:style-name="P5">The type of motor being used: The motor driver must be compatible with the type of motor being used.</text:p>
        </text:list-item>
        <text:list-item>
          <text:p text:style-name="P5">The voltage and current requirements of the motor: The motor driver must be able to provide the motor with the voltage and current that it needs to operate properly.</text:p>
        </text:list-item>
        <text:list-item>
          <text:p text:style-name="P5"><text:soft-page-break/>The desired features: Motor drivers come with a variety of features, such as speed control, direction control, and braking. Select a motor driver that has the features that you need.</text:p>
        </text:list-item>
        <text:list-item>
          <text:p text:style-name="P5">The budget: Motor drivers can range in price from a few dollars to several hundred dollars. Select a motor driver that fits your budget.</text:p>
        </text:list-item>
      </text:list>
      <text:p text:style-name="P3"><text:span text:style-name="Strong_20_Emphasis">Here are some additional tips for selecting a motor driver:</text:span></text:p>
      <text:list text:style-name="L3">
        <text:list-item>
          <text:p text:style-name="P6">Make sure that the motor driver has a continuous current rating that is higher than the maximum current that the motor will draw.</text:p>
        </text:list-item>
        <text:list-item>
          <text:p text:style-name="P6">If you are using a BLDC motor, make sure that the motor driver has a built-in hall sensor decoder.</text:p>
        </text:list-item>
        <text:list-item>
          <text:p text:style-name="P6">If you are using a stepper motor, make sure that the motor driver has a microstepping feature.</text:p>
        </text:list-item>
        <text:list-item>
          <text:p text:style-name="P6">If you are using a servo motor, make sure that the motor driver has a built-in encoder feedback circuit.</text:p>
        </text:list-item>
        <text:list-item>
          <text:p text:style-name="P6">Read the datasheet for the motor driver carefully before using it.</text:p>
        </text:list-item>
      </text:list>
      <text:p text:style-name="P3"><text:span text:style-name="Strong_20_Emphasis">Conclusion</text:span></text:p>
      <text:p text:style-name="P3">Motor drivers are essential components for controlling motors. By understanding the different types of motor drivers and how to select them, you can choose the right motor driver for your applicatio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32pt" style:font-size-asian="28pt" style:font-size-complex="32pt"/>
    </style:style>
    <style:style style:name="MT1" style:family="text">
      <style:text-properties fo:color="#2a6099" loext:opacity="100%" officeooo:rsid="0014bcf1"/>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s text:c="3"/><text:span text:style-name="MT1">Motor drivers</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11:27:44.131000000</meta:creation-date>
    <dc:date>2023-11-04T11:29:05.954000000</dc:date>
    <meta:editing-duration>PT1M23S</meta:editing-duration>
    <meta:editing-cycles>1</meta:editing-cycles>
    <meta:document-statistic meta:table-count="0" meta:image-count="0" meta:object-count="0" meta:page-count="2" meta:paragraph-count="23" meta:word-count="436" meta:character-count="2526" meta:non-whitespace-character-count="2123"/>
    <meta:generator>LibreOffice/7.6.0.3$Windows_X86_64 LibreOffice_project/69edd8b8ebc41d00b4de3915dc82f8f0fc3b6265</meta:generator>
  </office:meta>
</office:document-meta>
</file>